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2"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4" calcext:value-type="percentage">
            <text:p>11,3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464" calcext:value-type="percentage">
            <text:p>24,6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386" calcext:value-type="percentage">
            <text:p>22,39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145" calcext:value-type="percentage">
            <text:p>13,1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639" calcext:value-type="percentage">
            <text:p>35,6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0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523" calcext:value-type="percentage">
            <text:p>7,5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5" calcext:value-type="percentage">
            <text:p>17,15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2056" calcext:value-type="percentage">
            <text:p>20,5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4" calcext:value-type="percentage">
            <text:p>19,40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 office:value-type="percentage" office:value="0.0561" calcext:value-type="percentage">
            <text:p>5,6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" calcext:value-type="percentage">
            <text:p>17,30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3595" calcext:value-type="percentage">
            <text:p>13,5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327" calcext:value-type="percentage">
            <text:p>3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987" calcext:value-type="percentage">
            <text:p>19,87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465" calcext:value-type="percentage">
            <text:p>14,65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504" calcext:value-type="percentage">
            <text:p>25,04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636" calcext:value-type="percentage">
            <text:p>26,36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2" office:value-type="percentage" office:value="0.0642" calcext:value-type="percentage">
            <text:p>6,4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231" calcext:value-type="percentage">
            <text:p>23,23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104" calcext:value-type="percentage">
            <text:p>5,1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747" calcext:value-type="percentage">
            <text:p>27,47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 office:value-type="percentage" office:value="0.3349" calcext:value-type="percentage">
            <text:p>33,49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768" calcext:value-type="percentage">
            <text:p>25,77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984" calcext:value-type="percentage">
            <text:p>39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72" calcext:value-type="percentage">
            <text:p>40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558" calcext:value-type="percentage">
            <text:p>25,58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913" calcext:value-type="percentage">
            <text:p>28,9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028" calcext:value-type="percentage">
            <text:p>40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833" calcext:value-type="percentage">
            <text:p>18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983" calcext:value-type="percentage">
            <text:p>39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57" calcext:value-type="percentage">
            <text:p>20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295" calcext:value-type="percentage">
            <text:p>29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1783" calcext:value-type="percentage">
            <text:p>17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467" calcext:value-type="percentage">
            <text:p>24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17" calcext:value-type="percentage">
            <text:p>19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3417" calcext:value-type="percentage">
            <text:p>23,42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1956" calcext:value-type="percentage">
            <text:p>19,5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556" calcext:value-type="percentage">
            <text:p>6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5956" calcext:value-type="percentage">
            <text:p>59,56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6778" calcext:value-type="percentage">
            <text:p>67,78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156" calcext:value-type="percentage">
            <text:p>71,56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6844" calcext:value-type="percentage">
            <text:p>68,44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8557" calcext:value-type="percentage">
            <text:p>58,56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54" calcext:value-type="percentage">
            <text:p>5,5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137" calcext:value-type="percentage">
            <text:p>11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1" calcext:value-type="percentage">
            <text:p>3,51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77" calcext:value-type="percentage">
            <text:p>0,7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488" calcext:value-type="percentage">
            <text:p>4,88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44" calcext:value-type="percentage">
            <text:p>5,44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6842" calcext:value-type="percentage">
            <text:p>6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67" calcext:value-type="percentage">
            <text:p>4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411" calcext:value-type="percentage">
            <text:p>4,11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522" calcext:value-type="percentage">
            <text:p>5,22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77" calcext:value-type="percentage">
            <text:p>4,18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54" calcext:value-type="percentage">
            <text:p>4,3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4693" calcext:value-type="percentage">
            <text:p>46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table:number-columns-repeated="2" office:value-type="percentage" office:value="0.0187" calcext:value-type="percentage">
            <text:p>1,87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5713" calcext:value-type="percentage">
            <text:p>5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307" calcext:value-type="percentage">
            <text:p>4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607" calcext:value-type="percentage">
            <text:p>46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54" calcext:value-type="percentage">
            <text:p>5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5187" calcext:value-type="percentage">
            <text:p>51,8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08" calcext:value-type="percentage">
            <text:p>2,08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968" calcext:value-type="percentage">
            <text:p>45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table:number-columns-repeated="2"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444" calcext:value-type="percentage">
            <text:p>44,4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percentage" office:value="0.2" calcext:value-type="percentage">
            <text:p>20,00%</text:p>
          </table:table-cell>
          <table:table-cell office:value-type="percentage" office:value="0.2067" calcext:value-type="percentage">
            <text:p>20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82" calcext:value-type="percentage">
            <text:p>34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11133" calcext:value-type="percentage">
            <text:p>11,13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6287" calcext:value-type="percentage">
            <text:p>36,2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67" calcext:value-type="float">
            <text:p>0,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358.33" calcext:value-type="float">
            <text:p>2358,33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8" calcext:value-type="float">
            <text:p>0,5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86" calcext:value-type="float">
            <text:p>0,5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71" calcext:value-type="float">
            <text:p>0,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4" calcext:value-type="float">
            <text:p>0,5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75" calcext:value-type="float">
            <text:p>0,47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7" calcext:value-type="float">
            <text:p>0,52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594" calcext:value-type="float">
            <text:p>0,5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19.555" calcext:value-type="float">
            <text:p>2219,555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515" calcext:value-type="float">
            <text:p>0,5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631.206" calcext:value-type="float">
            <text:p>1631,206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3514.69" calcext:value-type="float">
            <text:p>3514,69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727" calcext:value-type="float">
            <text:p>0,72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044.62" calcext:value-type="float">
            <text:p>3044,62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2275.56" calcext:value-type="float">
            <text:p>2275,5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25.1" calcext:value-type="float">
            <text:p>182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889" calcext:value-type="float">
            <text:p>0,08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5170.53" calcext:value-type="float">
            <text:p>5170,5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55" calcext:value-type="float">
            <text:p>0,1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178.95" calcext:value-type="float">
            <text:p>3178,9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47" calcext:value-type="float">
            <text:p>0,2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055.87" calcext:value-type="float">
            <text:p>3055,8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3069.6886" calcext:value-type="float">
            <text:p>3069,688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8039" calcext:value-type="float">
            <text:p>0,280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8" calcext:value-type="float">
            <text:p>0,003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style-name="ce3" office:value-type="float" office:value="0.858" calcext:value-type="float">
            <text:p>0,858</text:p>
          </table:table-cell>
          <table:table-cell table:style-name="ce3" office:value-type="float" office:value="0.8577" calcext:value-type="float">
            <text:p>0,857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" calcext:value-type="float">
            <text:p>0,006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43" calcext:value-type="float">
            <text:p>0,00043</text:p>
          </table:table-cell>
          <table:table-cell table:style-name="ce3" office:value-type="float" office:value="0.000427" calcext:value-type="float">
            <text:p>0,000427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589" calcext:value-type="float">
            <text:p>0,5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534" calcext:value-type="float">
            <text:p>0,5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ce3" office:value-type="float" office:value="0.000457" calcext:value-type="float">
            <text:p>0,000457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46545" calcext:value-type="float">
            <text:p>0,0013465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6983" calcext:value-type="float">
            <text:p>0,698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82" calcext:value-type="float">
            <text:p>0,0882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3.717" calcext:value-type="float">
            <text:p>3,7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462" calcext:value-type="float">
            <text:p>0,05462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178" calcext:value-type="float">
            <text:p>0,117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358" calcext:value-type="float">
            <text:p>7,3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number-columns-repeated="2" table:style-name="ce3" office:value-type="float" office:value="0.0904" calcext:value-type="float">
            <text:p>0,0904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4293" calcext:value-type="float">
            <text:p>2,42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77" calcext:value-type="float">
            <text:p>0,127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675" calcext:value-type="float">
            <text:p>1,6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569" calcext:value-type="float">
            <text:p>0,0569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1.287" calcext:value-type="float">
            <text:p>1,2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41" calcext:value-type="float">
            <text:p>0,041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4.082" calcext:value-type="float">
            <text:p>4,0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71" calcext:value-type="float">
            <text:p>0,071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5.8663" calcext:value-type="float">
            <text:p>5,86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3.917" calcext:value-type="float">
            <text:p>3,91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689" calcext:value-type="float">
            <text:p>0,0689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4.81" calcext:value-type="float">
            <text:p>4,8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6852" calcext:value-type="float">
            <text:p>0,086852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3.57526" calcext:value-type="float">
            <text:p>3,5752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24" calcext:value-type="float">
            <text:p>0,2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336.453" calcext:value-type="float">
            <text:p>1336,453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344" calcext:value-type="float">
            <text:p>0,3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27" calcext:value-type="float">
            <text:p>1351,0427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947" calcext:value-type="float">
            <text:p>4,9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78.75" calcext:value-type="float">
            <text:p>1378,7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" calcext:value-type="float">
            <text:p>0,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8.53" calcext:value-type="float">
            <text:p>1298,53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4051" calcext:value-type="float">
            <text:p>0,340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627.04" calcext:value-type="float">
            <text:p>627,0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61" calcext:value-type="float">
            <text:p>0,3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77.23277" calcext:value-type="float">
            <text:p>1077,23277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37451" calcext:value-type="float">
            <text:p>0,7374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484" calcext:value-type="float">
            <text:p>0,484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05" calcext:value-type="float">
            <text:p>0,905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33" calcext:value-type="float">
            <text:p>0,333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8.88" calcext:value-type="float">
            <text:p>8,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392" calcext:value-type="float">
            <text:p>0,39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number-columns-repeated="2" table:style-name="ce3" office:value-type="float" office:value="7.615" calcext:value-type="float">
            <text:p>7,61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957" calcext:value-type="float">
            <text:p>0,9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156" calcext:value-type="float">
            <text:p>7,1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52" calcext:value-type="float">
            <text:p>7,8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float" office:value="9.204" calcext:value-type="float">
            <text:p>9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" calcext:value-type="float">
            <text:p>1,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 office:value-type="string" calcext:value-type="string">
            <text:p>Χ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26" calcext:value-type="float">
            <text:p>0,32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2" calcext:value-type="float">
            <text:p>0,272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5497" calcext:value-type="float">
            <text:p>0,5497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8.099" calcext:value-type="float">
            <text:p>8,09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426" calcext:value-type="float">
            <text:p>0,42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83" calcext:value-type="float">
            <text:p>0,083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519" calcext:value-type="float">
            <text:p>0,0519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273" calcext:value-type="float">
            <text:p>0,2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0978" calcext:value-type="float">
            <text:p>0,00978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float" office:value="0.288" calcext:value-type="float">
            <text:p>0,28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257" calcext:value-type="float">
            <text:p>0,0257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 office:value-type="float" office:value="0.304" calcext:value-type="float">
            <text:p>0,3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53" calcext:value-type="float">
            <text:p>0,153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239" calcext:value-type="float">
            <text:p>0,023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263" calcext:value-type="float">
            <text:p>0,0263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6378" calcext:value-type="float">
            <text:p>0,096378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82666666666667" calcext:value-type="float">
            <text:p>0,3826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64" calcext:value-type="float">
            <text:p>4,64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9.756" calcext:value-type="float">
            <text:p>139,7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number-columns-repeated="2" table:style-name="ce3" office:value-type="float" office:value="5.716" calcext:value-type="float">
            <text:p>5,716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93.33" calcext:value-type="float">
            <text:p>93,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343" calcext:value-type="float">
            <text:p>4,343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32.37" calcext:value-type="float">
            <text:p>32,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9" calcext:value-type="float">
            <text:p>6,89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87.56" calcext:value-type="float">
            <text:p>87,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2" calcext:value-type="float">
            <text:p>7,92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83" calcext:value-type="float">
            <text:p>8,8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02.1" calcext:value-type="float">
            <text:p>102,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016" calcext:value-type="float">
            <text:p>4,016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73.87" calcext:value-type="float">
            <text:p>73,8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23" calcext:value-type="float">
            <text:p>6,123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63.89" calcext:value-type="float">
            <text:p>63,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2.994" calcext:value-type="float">
            <text:p>2,994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11.447" calcext:value-type="float">
            <text:p>11,44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105.5" calcext:value-type="float">
            <text:p>105,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369" calcext:value-type="float">
            <text:p>5,6369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8.0673" calcext:value-type="float">
            <text:p>78,06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7.93" calcext:value-type="float">
            <text:p>67,93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97.14" calcext:value-type="float">
            <text:p>197,14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52.346" calcext:value-type="float">
            <text:p>52,346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14" calcext:value-type="percentage">
            <text:p>17,14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60.3" calcext:value-type="float">
            <text:p>60,3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8.25" calcext:value-type="float">
            <text:p>8,2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643" calcext:value-type="percentage">
            <text:p>26,43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14.91" calcext:value-type="float">
            <text:p>14,91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452" calcext:value-type="percentage">
            <text:p>14,5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float" office:value="90.69" calcext:value-type="float">
            <text:p>90,69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float" office:value="4.51" calcext:value-type="float">
            <text:p>4,51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5.1983" calcext:value-type="float">
            <text:p>5,198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2119" calcext:value-type="percentage">
            <text:p>21,19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52.93743" calcext:value-type="float">
            <text:p>52,93743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25309" calcext:value-type="percentage">
            <text:p>25,31%</text:p>
          </table:table-cell>
          <table:table-cell table:style-name="ce1" table:formula="of:=AVERAGE([.I312:.I321])" office:value-type="percentage" office:value="0.21261" calcext:value-type="percentage">
            <text:p>21,26%</text:p>
          </table:table-cell>
          <table:table-cell table:style-name="ce1" table:formula="of:=AVERAGE([.J312:.J321])" office:value-type="percentage" office:value="0.19119" calcext:value-type="percentage">
            <text:p>19,12%</text:p>
          </table:table-cell>
          <table:table-cell table:style-name="ce1" table:formula="of:=AVERAGE([.K312:.K321])" office:value-type="percentage" office:value="0.20023" calcext:value-type="percentage">
            <text:p>20,02%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/>
          <table:table-cell table:style-name="ce3" table:formula="of:=0.087/13" office:value-type="float" office:value="0.00669230769230769" calcext:value-type="float">
            <text:p>0,00669230769230769</text:p>
          </table:table-cell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 table:number-columns-repeated="5"/>
          <table:table-cell table:style-name="Default" table:number-columns-repeated="9"/>
          <table:table-cell table:number-columns-repeated="1010"/>
        </table:table-row>
      </table:table>
      <table:table table:name="experiments_with_f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table:style-name="ce1" office:value-type="percentage" office:value="0.1133" calcext:value-type="percentage">
            <text:p>11,33%</text:p>
          </table:table-cell>
          <table:table-cell table:style-name="ce1" office:value-type="percentage" office:value="0.14" calcext:value-type="percentage">
            <text:p>14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table:style-name="ce1" office:value-type="percentage" office:value="0.2533" calcext:value-type="percentage">
            <text:p>25,33%</text:p>
          </table:table-cell>
          <table:table-cell table:style-name="ce1" office:value-type="percentage" office:value="0.2267" calcext:value-type="percentage">
            <text:p>22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style-name="ce1" office:value-type="percentage" office:value="0.13" calcext:value-type="percentage">
            <text:p>13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0.0167" calcext:value-type="percentage">
            <text:p>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table:style-name="ce1" office:value-type="percentage" office:value="0.2133" calcext:value-type="percentage">
            <text:p>21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style-name="ce1" office:value-type="percentage" office:value="0.1267" calcext:value-type="percentage">
            <text:p>12,67%</text:p>
          </table:table-cell>
          <table:table-cell table:style-name="ce1" office:value-type="percentage" office:value="0.16" calcext:value-type="percentage">
            <text:p>1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F2:.F11])" office:value-type="percentage" office:value="0.14433" calcext:value-type="percentage">
            <text:p>14,43%</text:p>
          </table:table-cell>
          <table:table-cell table:style-name="ce1" table:formula="of:=AVERAGE([.G2:.G11])" office:value-type="percentage" office:value="0.14467" calcext:value-type="percentage">
            <text:p>14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88" calcext:value-type="percentage">
            <text:p>31,88%</text:p>
          </table:table-cell>
          <table:table-cell/>
          <table:table-cell office:value-type="string" calcext:value-type="string">
            <text:p>Balance_1</text:p>
          </table:table-cell>
          <table:table-cell table:style-name="ce1" office:value-type="percentage" office:value="0.1097" calcext:value-type="percentage">
            <text:p>10,97%</text:p>
          </table:table-cell>
          <table:table-cell table:style-name="ce1" office:value-type="percentage" office:value="0.1296" calcext:value-type="percentage">
            <text:p>12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449" calcext:value-type="percentage">
            <text:p>14,49%</text:p>
          </table:table-cell>
          <table:table-cell office:value-type="percentage" office:value="0.1734" calcext:value-type="percentage">
            <text:p>17,34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" calcext:value-type="percentage">
            <text:p>22,9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468" calcext:value-type="percentage">
            <text:p>14,68%</text:p>
          </table:table-cell>
          <table:table-cell office:value-type="percentage" office:value="0.1683" calcext:value-type="percentage">
            <text:p>16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324" calcext:value-type="percentage">
            <text:p>23,24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0925" calcext:value-type="percentage">
            <text:p>9,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285" calcext:value-type="percentage">
            <text:p>12,85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2425" calcext:value-type="percentage">
            <text:p>24,25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597" calcext:value-type="percentage">
            <text:p>5,97%</text:p>
          </table:table-cell>
          <table:table-cell office:value-type="percentage" office:value="0.0736" calcext:value-type="percentage">
            <text:p>7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473" calcext:value-type="percentage">
            <text:p>34,73%</text:p>
          </table:table-cell>
          <table:table-cell office:value-type="percentage" office:value="0.3362" calcext:value-type="percentage">
            <text:p>33,62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691" calcext:value-type="percentage">
            <text:p>26,91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285" calcext:value-type="percentage">
            <text:p>12,85%</text:p>
          </table:table-cell>
          <table:table-cell office:value-type="percentage" office:value="0.0887" calcext:value-type="percentage">
            <text:p>8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796" calcext:value-type="percentage">
            <text:p>17,9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23453" calcext:value-type="percentage">
            <text:p>23,45%</text:p>
          </table:table-cell>
          <table:table-cell table:style-name="ce1" table:formula="of:=AVERAGE([.C15:.C24])" office:value-type="percentage" office:value="0.23212" calcext:value-type="percentage">
            <text:p>23,21%</text:p>
          </table:table-cell>
          <table:table-cell table:style-name="ce1" table:number-columns-repeated="2"/>
          <table:table-cell table:style-name="ce1" table:formula="of:=AVERAGE([.F15:.F24])" office:value-type="percentage" office:value="0.13351" calcext:value-type="percentage">
            <text:p>13,35%</text:p>
          </table:table-cell>
          <table:table-cell table:style-name="ce1" table:formula="of:=AVERAGE([.G15:.G24])" office:value-type="percentage" office:value="0.11791" calcext:value-type="percentage">
            <text:p>11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table:style-name="ce1" office:value-type="percentage" office:value="0.6494" calcext:value-type="percentage">
            <text:p>64,94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3152" calcext:value-type="percentage">
            <text:p>31,52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table:style-name="ce1" office:value-type="percentage" office:value="0.3989" calcext:value-type="percentage">
            <text:p>39,89%</text:p>
          </table:table-cell>
          <table:table-cell table:style-name="ce1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4552" calcext:value-type="percentage">
            <text:p>45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264" calcext:value-type="percentage">
            <text:p>52,64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149" calcext:value-type="percentage">
            <text:p>41,49%</text:p>
          </table:table-cell>
          <table:table-cell office:value-type="percentage" office:value="0.4483" calcext:value-type="percentage">
            <text:p>44,83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752" calcext:value-type="percentage">
            <text:p>27,52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207" calcext:value-type="percentage">
            <text:p>52,07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3092" calcext:value-type="percentage">
            <text:p>30,92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3695" calcext:value-type="percentage">
            <text:p>36,95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5391" calcext:value-type="percentage">
            <text:p>53,91%</text:p>
          </table:table-cell>
          <table:table-cell office:value-type="percentage" office:value="0.5149" calcext:value-type="percentage">
            <text:p>51,49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3562" calcext:value-type="percentage">
            <text:p>35,62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402" calcext:value-type="percentage">
            <text:p>44,02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5103" calcext:value-type="percentage">
            <text:p>51,0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3171" calcext:value-type="percentage">
            <text:p>31,71%</text:p>
          </table:table-cell>
          <table:table-cell office:value-type="percentage" office:value="0.3143" calcext:value-type="percentage">
            <text:p>3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5644" calcext:value-type="percentage">
            <text:p>56,44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695" calcext:value-type="percentage">
            <text:p>36,9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49264" calcext:value-type="percentage">
            <text:p>49,26%</text:p>
          </table:table-cell>
          <table:table-cell table:style-name="ce1" table:formula="of:=AVERAGE([.C27:.C36])" office:value-type="percentage" office:value="0.49023" calcext:value-type="percentage">
            <text:p>49,02%</text:p>
          </table:table-cell>
          <table:table-cell table:style-name="ce1" table:number-columns-repeated="2"/>
          <table:table-cell table:style-name="ce1" table:formula="of:=AVERAGE([.F27:.F36])" office:value-type="percentage" office:value="0.36541" calcext:value-type="percentage">
            <text:p>36,54%</text:p>
          </table:table-cell>
          <table:table-cell table:style-name="ce1" table:formula="of:=AVERAGE([.G27:.G36])" office:value-type="percentage" office:value="0.3437" calcext:value-type="percentage">
            <text:p>3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table:style-name="ce1" office:value-type="percentage" office:value="0.4048" calcext:value-type="percentage">
            <text:p>40,48%</text:p>
          </table:table-cell>
          <table:table-cell table:style-name="ce1" office:value-type="percentage" office:value="0.3476" calcext:value-type="percentage">
            <text:p>34,7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205" calcext:value-type="percentage">
            <text:p>42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table:style-name="ce1" office:value-type="percentage" office:value="0.7444" calcext:value-type="percentage">
            <text:p>74,44%</text:p>
          </table:table-cell>
          <table:table-cell table:style-name="ce1" office:value-type="percentage" office:value="0.7302" calcext:value-type="percentage">
            <text:p>73,02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table:style-name="ce1" office:value-type="percentage" office:value="0.6222" calcext:value-type="percentage">
            <text:p>62,22%</text:p>
          </table:table-cell>
          <table:table-cell table:style-name="ce1" office:value-type="percentage" office:value="0.5619" calcext:value-type="percentage">
            <text:p>56,19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641" calcext:value-type="percentage">
            <text:p>36,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413" calcext:value-type="percentage">
            <text:p>54,13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2179" calcext:value-type="percentage">
            <text:p>21,79%</text:p>
          </table:table-cell>
          <table:table-cell office:value-type="percentage" office:value="0.2231" calcext:value-type="percentage">
            <text:p>22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603" calcext:value-type="percentage">
            <text:p>56,03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571" calcext:value-type="percentage">
            <text:p>55,71%</text:p>
          </table:table-cell>
          <table:table-cell office:value-type="percentage" office:value="0.4889" calcext:value-type="percentage">
            <text:p>48,89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4026" calcext:value-type="percentage">
            <text:p>40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4381" calcext:value-type="percentage">
            <text:p>43,81%</text:p>
          </table:table-cell>
          <table:table-cell/>
          <table:table-cell office:value-type="string" calcext:value-type="string">
            <text:p>Hayes-roth_7</text:p>
          </table:table-cell>
          <table:table-cell table:number-columns-repeated="2" office:value-type="percentage" office:value="0.3051" calcext:value-type="percentage">
            <text:p>30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302" calcext:value-type="percentage">
            <text:p>33,02%</text:p>
          </table:table-cell>
          <table:table-cell office:value-type="percentage" office:value="0.3619" calcext:value-type="percentage">
            <text:p>36,19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2795" calcext:value-type="percentage">
            <text:p>2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079" calcext:value-type="percentage">
            <text:p>30,7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2179" calcext:value-type="percentage">
            <text:p>21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5683" calcext:value-type="percentage">
            <text:p>56,83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2158" calcext:value-type="percentage">
            <text:p>52,16%</text:p>
          </table:table-cell>
          <table:table-cell table:style-name="ce1" table:formula="of:=AVERAGE([.C39:.C48])" office:value-type="percentage" office:value="0.49064" calcext:value-type="percentage">
            <text:p>49,06%</text:p>
          </table:table-cell>
          <table:table-cell table:style-name="ce1" table:number-columns-repeated="2"/>
          <table:table-cell table:style-name="ce1" table:formula="of:=AVERAGE([.F39:.F48])" office:value-type="percentage" office:value="0.39282" calcext:value-type="percentage">
            <text:p>39,28%</text:p>
          </table:table-cell>
          <table:table-cell table:style-name="ce1" table:formula="of:=AVERAGE([.G39:.G48])" office:value-type="percentage" office:value="0.36461" calcext:value-type="percentage">
            <text:p>36,4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table:style-name="ce1" office:value-type="percentage" office:value="0.1136" calcext:value-type="percentage">
            <text:p>11,36%</text:p>
          </table:table-cell>
          <table:table-cell table:style-name="ce1"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</text:p>
          </table:table-cell>
          <table:table-cell table:style-name="ce1" office:value-type="percentage" office:value="0.0217" calcext:value-type="percentage">
            <text:p>2,17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table:style-name="ce1" office:value-type="percentage" office:value="0.1457" calcext:value-type="percentage">
            <text:p>14,57%</text:p>
          </table:table-cell>
          <table:table-cell table:style-name="ce1" office:value-type="percentage" office:value="0.1086" calcext:value-type="percentage">
            <text:p>10,86%</text:p>
          </table:table-cell>
          <table:table-cell/>
          <table:table-cell office:value-type="string" calcext:value-type="string">
            <text:p>HouseVotes_2</text:p>
          </table:table-cell>
          <table:table-cell table:style-name="ce1" office:value-type="percentage" office:value="0.0449" calcext:value-type="percentage">
            <text:p>4,49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304" calcext:value-type="percentage">
            <text:p>13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29" calcext:value-type="percentage">
            <text:p>12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222" calcext:value-type="percentage">
            <text:p>12,22%</text:p>
          </table:table-cell>
          <table:table-cell/>
          <table:table-cell office:value-type="string" calcext:value-type="string">
            <text:p>HouseVote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855" calcext:value-type="percentage">
            <text:p>8,5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15136" calcext:value-type="percentage">
            <text:p>15,14%</text:p>
          </table:table-cell>
          <table:table-cell table:style-name="ce1" table:formula="of:=AVERAGE([.C52:.C61])" office:value-type="percentage" office:value="0.14889" calcext:value-type="percentage">
            <text:p>14,89%</text:p>
          </table:table-cell>
          <table:table-cell table:style-name="ce1" table:number-columns-repeated="2"/>
          <table:table-cell table:style-name="ce1" table:formula="of:=AVERAGE([.F52:.F61])" office:value-type="percentage" office:value="0.04927" calcext:value-type="percentage">
            <text:p>4,93%</text:p>
          </table:table-cell>
          <table:table-cell table:style-name="ce1" table:formula="of:=AVERAGE([.G52:.G61])" office:value-type="percentage" office:value="0.06406" calcext:value-type="percentage">
            <text:p>6,41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1</text:p>
          </table:table-cell>
          <table:table-cell table:style-name="ce1" office:value-type="percentage" office:value="0.2255" calcext:value-type="percentage">
            <text:p>22,55%</text:p>
          </table:table-cell>
          <table:table-cell table:style-name="ce1"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284" calcext:value-type="percentage">
            <text:p>32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1695" calcext:value-type="percentage">
            <text:p>16,9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3755" calcext:value-type="percentage">
            <text:p>37,5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943" calcext:value-type="percentage">
            <text:p>19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96" calcext:value-type="percentage">
            <text:p>46,96%</text:p>
          </table:table-cell>
          <table:table-cell office:value-type="percentage" office:value="0.4118" calcext:value-type="percentage">
            <text:p>4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86" calcext:value-type="percentage">
            <text:p>2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0486" calcext:value-type="percentage">
            <text:p>4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1755" calcext:value-type="percentage">
            <text:p>17,55%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451" calcext:value-type="percentage">
            <text:p>34,51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373" calcext:value-type="percentage">
            <text:p>23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814" calcext:value-type="percentage">
            <text:p>28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07562" calcext:value-type="percentage">
            <text:p>7,56%</text:p>
          </table:table-cell>
          <table:table-cell table:style-name="ce1" table:formula="of:=AVERAGE([.C65:.C74])" office:value-type="percentage" office:value="0.09048" calcext:value-type="percentage">
            <text:p>9,05%</text:p>
          </table:table-cell>
          <table:table-cell table:style-name="ce1" table:number-columns-repeated="2"/>
          <table:table-cell table:style-name="ce1" table:formula="of:=AVERAGE([.F65:.F74])" office:value-type="percentage" office:value="0.28373" calcext:value-type="percentage">
            <text:p>28,37%</text:p>
          </table:table-cell>
          <table:table-cell table:style-name="ce1" table:formula="of:=AVERAGE([.G65:.G74])" office:value-type="percentage" office:value="0.28971" calcext:value-type="percentage">
            <text:p>28,9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173" calcext:value-type="percentage">
            <text:p>21,73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421" calcext:value-type="percentage">
            <text:p>24,21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62" calcext:value-type="percentage">
            <text:p>14,62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579" calcext:value-type="percentage">
            <text:p>15,79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85" calcext:value-type="percentage">
            <text:p>21,85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1992" calcext:value-type="percentage">
            <text:p>19,9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0702" calcext:value-type="percentage">
            <text:p>7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1317" calcext:value-type="percentage">
            <text:p>13,17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office:value-type="string" calcext:value-type="string">
            <text:p>Parkinsons_6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028" calcext:value-type="percentage">
            <text:p>20,2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632" calcext:value-type="percentage">
            <text:p>6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606" calcext:value-type="percentage">
            <text:p>16,06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 office:value-type="percentage" office:value="0.1928" calcext:value-type="percentage">
            <text:p>19,28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404" calcext:value-type="percentage">
            <text:p>24,04%</text:p>
          </table:table-cell>
          <table:table-cell office:value-type="percentage" office:value="0.1053" calcext:value-type="percentage">
            <text:p>10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18044" calcext:value-type="percentage">
            <text:p>18,04%</text:p>
          </table:table-cell>
          <table:table-cell table:style-name="ce1" table:formula="of:=AVERAGE([.C78:.C87])" office:value-type="percentage" office:value="0.18209" calcext:value-type="percentage">
            <text:p>18,21%</text:p>
          </table:table-cell>
          <table:table-cell table:style-name="ce1" table:number-columns-repeated="2"/>
          <table:table-cell table:style-name="ce1" table:formula="of:=AVERAGE([.F78:.F87])" office:value-type="percentage" office:value="0.18509" calcext:value-type="percentage">
            <text:p>18,51%</text:p>
          </table:table-cell>
          <table:table-cell table:style-name="ce1" table:formula="of:=AVERAGE([.G78:.G87])" office:value-type="percentage" office:value="0.13493" calcext:value-type="percentage">
            <text:p>13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2618" calcext:value-type="percentage">
            <text:p>26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838" calcext:value-type="percentage">
            <text:p>18,38%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519" calcext:value-type="percentage">
            <text:p>5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05" calcext:value-type="percentage">
            <text:p>21,0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07" calcext:value-type="percentage">
            <text:p>28,07%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566" calcext:value-type="percentage">
            <text:p>25,66%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2895" calcext:value-type="percentage">
            <text:p>28,95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3688" calcext:value-type="percentage">
            <text:p>23,69%</text:p>
          </table:table-cell>
          <table:table-cell table:style-name="ce1" table:formula="of:=AVERAGE([.C91:.C100])" office:value-type="percentage" office:value="0.23522" calcext:value-type="percentage">
            <text:p>23,52%</text:p>
          </table:table-cell>
          <table:table-cell table:style-name="ce1" table:number-columns-repeated="2"/>
          <table:table-cell table:style-name="ce1" table:formula="of:=AVERAGE([.F91:.F100])" office:value-type="percentage" office:value="0.05759" calcext:value-type="percentage">
            <text:p>5,76%</text:p>
          </table:table-cell>
          <table:table-cell table:style-name="ce1" table:formula="of:=AVERAGE([.G91:.G100])" office:value-type="percentage" office:value="0.04495" calcext:value-type="percentage">
            <text:p>4,5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1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2</text:p>
          </table:table-cell>
          <table:table-cell office:value-type="percentage" office:value="0.0024" calcext:value-type="percentage">
            <text:p>0,24%</text:p>
          </table:table-cell>
          <table:table-cell office:value-type="percentage" office:value="0.1262" calcext:value-type="percentage">
            <text:p>12,6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Lymography_3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4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738" calcext:value-type="percentage">
            <text:p>27,3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Lymography_5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419" calcext:value-type="percentage">
            <text:p>24,19%</text:p>
          </table:table-cell>
          <table:table-cell/>
          <table:table-cell office:value-type="string" calcext:value-type="string">
            <text:p>Lymography_6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19" calcext:value-type="percentage">
            <text:p>21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Lymography_7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Lymography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714" calcext:value-type="percentage">
            <text:p>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Lymography_9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714" calcext:value-type="percentage">
            <text:p>27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26" calcext:value-type="percentage">
            <text:p>32,26%</text:p>
          </table:table-cell>
          <table:table-cell/>
          <table:table-cell office:value-type="string" calcext:value-type="string">
            <text:p>Lymography_10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04:.B113])" office:value-type="percentage" office:value="0.25792" calcext:value-type="percentage">
            <text:p>25,79%</text:p>
          </table:table-cell>
          <table:table-cell table:style-name="ce1" table:formula="of:=AVERAGE([.C104:.C113])" office:value-type="percentage" office:value="0.25322" calcext:value-type="percentage">
            <text:p>25,32%</text:p>
          </table:table-cell>
          <table:table-cell table:style-name="ce1" table:number-columns-repeated="2"/>
          <table:table-cell table:style-name="ce1" table:formula="of:=AVERAGE([.F104:.F113])" office:value-type="percentage" office:value="0.2012" calcext:value-type="percentage">
            <text:p>20,12%</text:p>
          </table:table-cell>
          <table:table-cell table:style-name="ce1" table:formula="of:=AVERAGE([.G104:.G113])" office:value-type="percentage" office:value="0.21047" calcext:value-type="percentage">
            <text:p>21,0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159" calcext:value-type="percentage">
            <text:p>21,59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626" calcext:value-type="percentage">
            <text:p>36,26%</text:p>
          </table:table-cell>
          <table:table-cell office:value-type="percentage" office:value="0.4869" calcext:value-type="percentage">
            <text:p>48,6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40029" calcext:value-type="percentage">
            <text:p>40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297" calcext:value-type="percentage">
            <text:p>42,97%</text:p>
          </table:table-cell>
          <table:table-cell office:value-type="percentage" office:value="0.3283" calcext:value-type="percentage">
            <text:p>32,83%</text:p>
          </table:table-cell>
          <table:table-cell/>
          <table:table-cell office:value-type="string" calcext:value-type="string">
            <text:p>Segment_3</text:p>
          </table:table-cell>
          <table:table-cell office:value-type="string" calcext:value-type="string">
            <text:p>x</text:p>
          </table:table-cell>
          <table:table-cell office:value-type="percentage" office:value="0.4113" calcext:value-type="percentage">
            <text:p>4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Segment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391" calcext:value-type="percentage">
            <text:p>23,91%</text:p>
          </table:table-cell>
          <table:table-cell/>
          <table:table-cell office:value-type="string" calcext:value-type="string">
            <text:p>Segment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1971" calcext:value-type="percentage">
            <text:p>19,71%</text:p>
          </table:table-cell>
          <table:table-cell/>
          <table:table-cell office:value-type="string" calcext:value-type="string">
            <text:p>Segment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674" calcext:value-type="percentage">
            <text:p>36,74%</text:p>
          </table:table-cell>
          <table:table-cell/>
          <table:table-cell office:value-type="string" calcext:value-type="string">
            <text:p>Segment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2007" calcext:value-type="percentage">
            <text:p>20,07%</text:p>
          </table:table-cell>
          <table:table-cell office:value-type="percentage" office:value="0.2225" calcext:value-type="percentage">
            <text:p>22,25%</text:p>
          </table:table-cell>
          <table:table-cell/>
          <table:table-cell office:value-type="string" calcext:value-type="string">
            <text:p>Segment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587" calcext:value-type="percentage">
            <text:p>25,87%</text:p>
          </table:table-cell>
          <table:table-cell/>
          <table:table-cell office:value-type="string" calcext:value-type="string">
            <text:p>Segment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Segment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28891" calcext:value-type="percentage">
            <text:p>28,89%</text:p>
          </table:table-cell>
          <table:table-cell table:style-name="ce1" table:formula="of:=AVERAGE([.C117:.C126])" office:value-type="percentage" office:value="0.26985" calcext:value-type="percentage">
            <text:p>26,99%</text:p>
          </table:table-cell>
          <table:table-cell table:style-name="ce1" table:number-columns-repeated="2"/>
          <table:table-cell table:style-name="ce1" table:formula="of:=AVERAGE([.F117:.F126])" office:value-type="percentage" office:value="0.3653" calcext:value-type="percentage">
            <text:p>36,53%</text:p>
          </table:table-cell>
          <table:table-cell table:style-name="ce1" table:formula="of:=AVERAGE([.G117:.G126])" office:value-type="percentage" office:value="0.43283" calcext:value-type="percentage">
            <text:p>43,2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1682" calcext:value-type="percentage">
            <text:p>16,82%</text:p>
          </table:table-cell>
          <table:table-cell office:value-type="percentage" office:value="0.1545" calcext:value-type="percentage">
            <text:p>1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1817" calcext:value-type="percentage">
            <text:p>18,1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1673" calcext:value-type="percentage">
            <text:p>16,73%</text:p>
          </table:table-cell>
          <table:table-cell office:value-type="percentage" office:value="0.2823" calcext:value-type="percentage">
            <text:p>28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string" calcext:value-type="string">
            <text:p>x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35" calcext:value-type="percentage">
            <text:p>23,50%</text:p>
          </table:table-cell>
          <table:table-cell/>
          <table:table-cell office:value-type="string" calcext:value-type="string">
            <text:p>Spiral_4</text:p>
          </table:table-cell>
          <table:table-cell/>
          <table:table-cell office:value-type="percentage" office:value="0.2323" calcext:value-type="percentage">
            <text:p>23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percentage" office:value="0.2105" calcext:value-type="percentage">
            <text:p>21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Spiral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83" calcext:value-type="percentage">
            <text:p>21,83%</text:p>
          </table:table-cell>
          <table:table-cell/>
          <table:table-cell office:value-type="string" calcext:value-type="string">
            <text:p>Spiral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0817" calcext:value-type="percentage">
            <text:p>20,82%</text:p>
          </table:table-cell>
          <table:table-cell table:style-name="ce1" table:formula="of:=AVERAGE([.C130:.C139])" office:value-type="percentage" office:value="0.196" calcext:value-type="percentage">
            <text:p>19,60%</text:p>
          </table:table-cell>
          <table:table-cell table:style-name="ce1" table:number-columns-repeated="2"/>
          <table:table-cell table:style-name="ce1" table:formula="of:=AVERAGE([.F130:.F139])" office:value-type="percentage" office:value="0.16775" calcext:value-type="percentage">
            <text:p>16,78%</text:p>
          </table:table-cell>
          <table:table-cell table:style-name="ce1" table:formula="of:=AVERAGE([.G130:.G139])" office:value-type="percentage" office:value="0.22178" calcext:value-type="percentage">
            <text:p>22,1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881" calcext:value-type="percentage">
            <text:p>8,81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294" calcext:value-type="percentage">
            <text:p>12,94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06" calcext:value-type="percentage">
            <text:p>10,0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2"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4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2"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529" calcext:value-type="percentage">
            <text:p>5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18" calcext:value-type="percentage">
            <text:p>5,18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string" calcext:value-type="string">
            <text:p>x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percentage" office:value="0.0536" calcext:value-type="percentage">
            <text:p>5,36%</text:p>
          </table:table-cell>
          <table:table-cell/>
          <table:table-cell office:value-type="string" calcext:value-type="string">
            <text:p>Wine_9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725" calcext:value-type="percentage">
            <text:p>7,2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44:.B153])" office:value-type="percentage" office:value="0.0464285714285714" calcext:value-type="percentage">
            <text:p>4,64%</text:p>
          </table:table-cell>
          <table:table-cell table:style-name="ce1" table:formula="of:=AVERAGE([.C144:.C153])" office:value-type="percentage" office:value="0.05102" calcext:value-type="percentage">
            <text:p>5,10%</text:p>
          </table:table-cell>
          <table:table-cell table:style-name="ce1" table:number-columns-repeated="2"/>
          <table:table-cell table:style-name="ce1" table:formula="of:=AVERAGE([.F144:.F153])" office:value-type="percentage" office:value="0.08312" calcext:value-type="percentage">
            <text:p>8,31%</text:p>
          </table:table-cell>
          <table:table-cell table:style-name="ce1" table:formula="of:=AVERAGE([.G144:.G153])" office:value-type="percentage" office:value="0.08273" calcext:value-type="percentage">
            <text:p>8,2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07" calcext:value-type="percentage">
            <text:p>5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08" calcext:value-type="percentage">
            <text:p>0,80%</text:p>
          </table:table-cell>
          <table:table-cell office:value-type="percentage" office:value="0.0047" calcext:value-type="percentage">
            <text:p>0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44" calcext:value-type="percentage">
            <text:p>8,44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311" calcext:value-type="percentage">
            <text:p>3,11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5" calcext:value-type="percentage">
            <text:p>3,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244" calcext:value-type="percentage">
            <text:p>2,4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33" calcext:value-type="percentage">
            <text:p>4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4" calcext:value-type="percentage">
            <text:p>4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8</text:p>
          </table:table-cell>
          <table:table-cell office:value-type="string" calcext:value-type="string">
            <text:p>x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percentage" office:value="0.06" calcext:value-type="percentage">
            <text:p>6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7:.B166])" office:value-type="percentage" office:value="0.04321" calcext:value-type="percentage">
            <text:p>4,32%</text:p>
          </table:table-cell>
          <table:table-cell table:style-name="ce1" table:formula="of:=AVERAGE([.C157:.C166])" office:value-type="percentage" office:value="0.04032" calcext:value-type="percentage">
            <text:p>4,03%</text:p>
          </table:table-cell>
          <table:table-cell table:style-name="ce1" table:number-columns-repeated="2"/>
          <table:table-cell table:style-name="ce1" table:formula="of:=AVERAGE([.F157:.F166])" office:value-type="percentage" office:value="0.0369571428571429" calcext:value-type="percentage">
            <text:p>3,70%</text:p>
          </table:table-cell>
          <table:table-cell table:style-name="ce1" table:formula="of:=AVERAGE([.G157:.G166])" office:value-type="percentage" office:value="0.0371555555555555" calcext:value-type="percentage">
            <text:p>3,7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467" calcext:value-type="percentage">
            <text:p>44,6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2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27" calcext:value-type="percentage">
            <text:p>1,27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73" calcext:value-type="percentage">
            <text:p>3,73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93" calcext:value-type="percentage">
            <text:p>3,9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0:.B179])" office:value-type="percentage" office:value="0.020425" calcext:value-type="percentage">
            <text:p>2,04%</text:p>
          </table:table-cell>
          <table:table-cell table:style-name="ce1" table:formula="of:=AVERAGE([.C170:.C179])" office:value-type="percentage" office:value="0.019825" calcext:value-type="percentage">
            <text:p>1,98%</text:p>
          </table:table-cell>
          <table:table-cell table:style-name="ce1" table:number-columns-repeated="2"/>
          <table:table-cell table:style-name="ce1" table:formula="of:=AVERAGE([.F170:.F179])" office:value-type="percentage" office:value="0.4467" calcext:value-type="percentage">
            <text:p>44,67%</text:p>
          </table:table-cell>
          <table:table-cell table:style-name="ce1" table:formula="of:=AVERAGE([.G170:.G17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4009" calcext:value-type="percentage">
            <text:p>40,09%</text:p>
          </table:table-cell>
          <table:table-cell office:value-type="percentage" office:value="0.3648" calcext:value-type="percentage">
            <text:p>36,4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3972" calcext:value-type="percentage">
            <text:p>39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table:number-columns-repeated="2" office:value-type="percentage" office:value="0.287" calcext:value-type="percentage">
            <text:p>2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4167" calcext:value-type="percentage">
            <text:p>4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table:number-columns-repeated="2"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4426" calcext:value-type="percentage">
            <text:p>44,26%</text:p>
          </table:table-cell>
          <table:table-cell office:value-type="percentage" office:value="0.4194" calcext:value-type="percentage">
            <text:p>41,9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463" calcext:value-type="percentage">
            <text:p>34,6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3:.B192])" office:value-type="percentage" office:value="0.11867" calcext:value-type="percentage">
            <text:p>11,87%</text:p>
          </table:table-cell>
          <table:table-cell table:style-name="ce1" table:formula="of:=AVERAGE([.C183:.C192])" office:value-type="percentage" office:value="0.09967" calcext:value-type="percentage">
            <text:p>9,97%</text:p>
          </table:table-cell>
          <table:table-cell table:style-name="ce1" table:number-columns-repeated="2"/>
          <table:table-cell table:style-name="ce1" table:formula="of:=AVERAGE([.F183:.F192])" office:value-type="percentage" office:value="0.3648" calcext:value-type="percentage">
            <text:p>36,48%</text:p>
          </table:table-cell>
          <table:table-cell table:style-name="ce1" table:formula="of:=AVERAGE([.G183:.G192])" office:value-type="percentage" office:value="0.36759" calcext:value-type="percentage">
            <text:p>36,7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563" calcext:value-type="float">
            <text:p>0,5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2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196:.B205])" office:value-type="string" office:string-value="" calcext:value-type="error">
            <text:p>#DIV/0!</text:p>
          </table:table-cell>
          <table:table-cell table:style-name="ce4" table:formula="of:=AVERAGE([.C196:.C20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F196:.F205])" office:value-type="float" office:value="0.6275" calcext:value-type="float">
            <text:p>0,6275</text:p>
          </table:table-cell>
          <table:table-cell table:style-name="ce4" table:formula="of:=AVERAGE([.G196:.G205])" office:value-type="float" office:value="0.607" calcext:value-type="float">
            <text:p>0,60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897.34" calcext:value-type="float">
            <text:p>2897,34</text:p>
          </table:table-cell>
          <table:table-cell table:style-name="ce3" office:value-type="float" office:value="2853.76" calcext:value-type="float">
            <text:p>2853,76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74" calcext:value-type="float">
            <text:p>0,174</text:p>
          </table:table-cell>
          <table:table-cell table:style-name="ce3" office:value-type="float" office:value="0.165" calcext:value-type="float">
            <text:p>0,1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668.4" calcext:value-type="float">
            <text:p>1668,4</text:p>
          </table:table-cell>
          <table:table-cell table:style-name="ce3" office:value-type="float" office:value="2104.3" calcext:value-type="float">
            <text:p>2104,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89" calcext:value-type="float">
            <text:p>0,189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56.15" calcext:value-type="float">
            <text:p>2556,15</text:p>
          </table:table-cell>
          <table:table-cell table:style-name="ce3" office:value-type="float" office:value="2698.2" calcext:value-type="float">
            <text:p>2698,2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69" calcext:value-type="float">
            <text:p>0,269</text:p>
          </table:table-cell>
          <table:table-cell table:style-name="ce3" office:value-type="float" office:value="0.195" calcext:value-type="float">
            <text:p>0,1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026.76" calcext:value-type="float">
            <text:p>3026,76</text:p>
          </table:table-cell>
          <table:table-cell table:style-name="ce3" office:value-type="float" office:value="4407.9" calcext:value-type="float">
            <text:p>4407,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4522.49" calcext:value-type="float">
            <text:p>4522,49</text:p>
          </table:table-cell>
          <table:table-cell table:style-name="ce3" office:value-type="float" office:value="5165.6" calcext:value-type="float">
            <text:p>5165,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49" calcext:value-type="float">
            <text:p>0,349</text:p>
          </table:table-cell>
          <table:table-cell table:style-name="ce3" office:value-type="float" office:value="0.263" calcext:value-type="float">
            <text:p>0,2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497.9" calcext:value-type="float">
            <text:p>2497,9</text:p>
          </table:table-cell>
          <table:table-cell table:style-name="ce3" office:value-type="float" office:value="2414.986" calcext:value-type="float">
            <text:p>2414,98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152" calcext:value-type="float">
            <text:p>0,1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854.12" calcext:value-type="float">
            <text:p>1854,12</text:p>
          </table:table-cell>
          <table:table-cell table:style-name="ce3" office:value-type="float" office:value="2082.5" calcext:value-type="float">
            <text:p>2082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086" calcext:value-type="float">
            <text:p>0,0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5526.72" calcext:value-type="float">
            <text:p>5526,72</text:p>
          </table:table-cell>
          <table:table-cell table:style-name="ce3" office:value-type="float" office:value="3443.5" calcext:value-type="float">
            <text:p>3443,5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66" calcext:value-type="float">
            <text:p>0,166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623.88" calcext:value-type="float">
            <text:p>2623,88</text:p>
          </table:table-cell>
          <table:table-cell table:style-name="ce3" office:value-type="float" office:value="2799.7" calcext:value-type="float">
            <text:p>2799,7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466" calcext:value-type="float">
            <text:p>0,466</text:p>
          </table:table-cell>
          <table:table-cell table:style-name="ce3" office:value-type="float" office:value="0.436" calcext:value-type="float">
            <text:p>0,4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311.26" calcext:value-type="float">
            <text:p>4311,26</text:p>
          </table:table-cell>
          <table:table-cell table:style-name="ce3" office:value-type="float" office:value="3194.448" calcext:value-type="float">
            <text:p>3194,448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113" calcext:value-type="float">
            <text:p>0,1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9:.B218])" office:value-type="float" office:value="3148.502" calcext:value-type="float">
            <text:p>3148,502</text:p>
          </table:table-cell>
          <table:table-cell table:style-name="ce4" table:formula="of:=AVERAGE([.C209:.C218])" office:value-type="float" office:value="3116.4894" calcext:value-type="float">
            <text:p>3116,4894</text:p>
          </table:table-cell>
          <table:table-cell table:style-name="Default"/>
          <table:table-cell table:style-name="ce1"/>
          <table:table-cell table:style-name="ce4" table:formula="of:=AVERAGE([.F209:.F218])" office:value-type="float" office:value="0.2711" calcext:value-type="float">
            <text:p>0,2711</text:p>
          </table:table-cell>
          <table:table-cell table:style-name="ce4" table:formula="of:=AVERAGE([.G209:.G218])" office:value-type="float" office:value="0.2192" calcext:value-type="float">
            <text:p>0,21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4" calcext:value-type="float">
            <text:p>0,0004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3" calcext:value-type="float">
            <text:p>1,03</text:p>
          </table:table-cell>
          <table:table-cell table:style-name="ce3" office:value-type="float" office:value="0.761" calcext:value-type="float">
            <text:p>0,76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10" office:value-type="float" office:value="0.00012" calcext:value-type="float">
            <text:p>1,20E-04</text:p>
          </table:table-cell>
          <table:table-cell table:style-name="ce10" office:value-type="float" office:value="0.00226" calcext:value-type="float">
            <text:p>2,26E-0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995" calcext:value-type="float">
            <text:p>1,1995</text:p>
          </table:table-cell>
          <table:table-cell table:style-name="ce3" office:value-type="float" office:value="0.654" calcext:value-type="float">
            <text:p>0,6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00168" calcext:value-type="float">
            <text:p>0,00168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646" calcext:value-type="float">
            <text:p>0,64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0151" calcext:value-type="float">
            <text:p>0,00151</text:p>
          </table:table-cell>
          <table:table-cell table:style-name="ce3" office:value-type="float" office:value="0.000556" calcext:value-type="float">
            <text:p>0,000556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14" calcext:value-type="float">
            <text:p>0,0014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0036" calcext:value-type="float">
            <text:p>0,00036</text:p>
          </table:table-cell>
          <table:table-cell table:style-name="ce10" office:value-type="float" office:value="0.00007036" calcext:value-type="float">
            <text:p>7,04E-05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0037" calcext:value-type="float">
            <text:p>0,00037</text:p>
          </table:table-cell>
          <table:table-cell table:style-name="ce3" office:value-type="float" office:value="0.000662" calcext:value-type="float">
            <text:p>0,000662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124" calcext:value-type="float">
            <text:p>0,000124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0012" calcext:value-type="float">
            <text:p>0,00012</text:p>
          </table:table-cell>
          <table:table-cell table:style-name="ce3" office:value-type="float" office:value="0.000207" calcext:value-type="float">
            <text:p>0,00020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0039" calcext:value-type="float">
            <text:p>0,00039</text:p>
          </table:table-cell>
          <table:table-cell table:style-name="ce10" office:value-type="float" office:value="0.0000498" calcext:value-type="float">
            <text:p>4,98E-05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2:.B231])" office:value-type="float" office:value="0.00213" calcext:value-type="float">
            <text:p>0,00213</text:p>
          </table:table-cell>
          <table:table-cell table:style-name="ce4" table:formula="of:=AVERAGE([.C222:.C231])" office:value-type="float" office:value="0.000619916" calcext:value-type="float">
            <text:p>0,000619916</text:p>
          </table:table-cell>
          <table:table-cell table:style-name="Default"/>
          <table:table-cell table:style-name="ce1"/>
          <table:table-cell table:style-name="ce4" table:formula="of:=AVERAGE([.F222:.F231])" office:value-type="float" office:value="0.9585" calcext:value-type="float">
            <text:p>0,9585</text:p>
          </table:table-cell>
          <table:table-cell table:style-name="ce4" table:formula="of:=AVERAGE([.G222:.G231])" office:value-type="float" office:value="0.7075" calcext:value-type="float">
            <text:p>0,70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0783" calcext:value-type="float">
            <text:p>0,0783</text:p>
          </table:table-cell>
          <table:table-cell table:style-name="ce3" office:value-type="float" office:value="0.0895" calcext:value-type="float">
            <text:p>0,0895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3.681" calcext:value-type="float">
            <text:p>3,681</text:p>
          </table:table-cell>
          <table:table-cell table:style-name="ce3" office:value-type="float" office:value="2.45" calcext:value-type="float">
            <text:p>2,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464" calcext:value-type="float">
            <text:p>0,0464</text:p>
          </table:table-cell>
          <table:table-cell table:style-name="ce3" office:value-type="float" office:value="0.0459" calcext:value-type="float">
            <text:p>0,0459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341" calcext:value-type="float">
            <text:p>0,3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098" calcext:value-type="float">
            <text:p>0,098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6.274" calcext:value-type="float">
            <text:p>6,274</text:p>
          </table:table-cell>
          <table:table-cell table:style-name="ce3" office:value-type="float" office:value="1.873" calcext:value-type="float">
            <text:p>1,87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68" calcext:value-type="float">
            <text:p>0,0968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964" calcext:value-type="float">
            <text:p>1,964</text:p>
          </table:table-cell>
          <table:table-cell table:style-name="ce3" office:value-type="float" office:value="1.289" calcext:value-type="float">
            <text:p>1,2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112" calcext:value-type="float">
            <text:p>0,112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3.54" calcext:value-type="float">
            <text:p>3,54</text:p>
          </table:table-cell>
          <table:table-cell table:style-name="ce3" office:value-type="float" office:value="3.13" calcext:value-type="float">
            <text:p>3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559" calcext:value-type="float">
            <text:p>0,0559</text:p>
          </table:table-cell>
          <table:table-cell table:style-name="ce3" office:value-type="float" office:value="0.06923" calcext:value-type="float">
            <text:p>0,0692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83295" calcext:value-type="float">
            <text:p>0,83295</text:p>
          </table:table-cell>
          <table:table-cell table:style-name="ce3" office:value-type="float" office:value="1.208" calcext:value-type="float">
            <text:p>1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405" calcext:value-type="float">
            <text:p>0,0405</text:p>
          </table:table-cell>
          <table:table-cell table:style-name="ce3" office:value-type="float" office:value="0.0354" calcext:value-type="float">
            <text:p>0,0354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273" calcext:value-type="float">
            <text:p>1,273</text:p>
          </table:table-cell>
          <table:table-cell table:style-name="ce3" office:value-type="float" office:value="2.289" calcext:value-type="float">
            <text:p>2,28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068" calcext:value-type="float">
            <text:p>0,068</text:p>
          </table:table-cell>
          <table:table-cell table:style-name="ce3" office:value-type="float" office:value="0.0697" calcext:value-type="float">
            <text:p>0,069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449" calcext:value-type="float">
            <text:p>3,449</text:p>
          </table:table-cell>
          <table:table-cell table:style-name="ce3" office:value-type="float" office:value="7.369" calcext:value-type="float">
            <text:p>7,3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161" calcext:value-type="float">
            <text:p>0,161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3.123" calcext:value-type="float">
            <text:p>3,123</text:p>
          </table:table-cell>
          <table:table-cell table:style-name="ce3" office:value-type="float" office:value="4.009" calcext:value-type="float">
            <text:p>4,00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745" calcext:value-type="float">
            <text:p>0,0745</text:p>
          </table:table-cell>
          <table:table-cell table:style-name="ce3" office:value-type="float" office:value="0.103" calcext:value-type="float">
            <text:p>0,103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6.98" calcext:value-type="float">
            <text:p>6,9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5:.B244])" office:value-type="float" office:value="0.08316" calcext:value-type="float">
            <text:p>0,08316</text:p>
          </table:table-cell>
          <table:table-cell table:style-name="ce4" table:formula="of:=AVERAGE([.C235:.C244])" office:value-type="float" office:value="0.091353" calcext:value-type="float">
            <text:p>0,091353</text:p>
          </table:table-cell>
          <table:table-cell table:style-name="Default"/>
          <table:table-cell table:style-name="ce1"/>
          <table:table-cell table:style-name="ce4" table:formula="of:=AVERAGE([.F235:.F244])" office:value-type="float" office:value="2.663695" calcext:value-type="float">
            <text:p>2,663695</text:p>
          </table:table-cell>
          <table:table-cell table:style-name="ce4" table:formula="of:=AVERAGE([.G235:.G244])" office:value-type="float" office:value="3.0938" calcext:value-type="float">
            <text:p>3,09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040.633" calcext:value-type="float">
            <text:p>1040,633</text:p>
          </table:table-cell>
          <table:table-cell table:style-name="ce3" office:value-type="float" office:value="730.89" calcext:value-type="float">
            <text:p>730,8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261" calcext:value-type="float">
            <text:p>0,261</text:p>
          </table:table-cell>
          <table:table-cell table:style-name="ce3" office:value-type="float" office:value="0.19864" calcext:value-type="float">
            <text:p>0,1986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147.69" calcext:value-type="float">
            <text:p>1147,69</text:p>
          </table:table-cell>
          <table:table-cell table:style-name="ce3" office:value-type="float" office:value="960.01" calcext:value-type="float">
            <text:p>960,0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19" calcext:value-type="float">
            <text:p>0,319</text:p>
          </table:table-cell>
          <table:table-cell table:style-name="ce3" office:value-type="float" office:value="0.31163" calcext:value-type="float">
            <text:p>0,3116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684.65" calcext:value-type="float">
            <text:p>684,65</text:p>
          </table:table-cell>
          <table:table-cell table:style-name="ce3" office:value-type="float" office:value="1009.2" calcext:value-type="float">
            <text:p>1009,2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439" calcext:value-type="float">
            <text:p>1,439</text:p>
          </table:table-cell>
          <table:table-cell table:style-name="ce3" office:value-type="float" office:value="0.22819" calcext:value-type="float">
            <text:p>0,228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171.9" calcext:value-type="float">
            <text:p>1171,9</text:p>
          </table:table-cell>
          <table:table-cell table:style-name="ce3" office:value-type="float" office:value="1096.9" calcext:value-type="float">
            <text:p>1096,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4.018" calcext:value-type="float">
            <text:p>4,018</text:p>
          </table:table-cell>
          <table:table-cell table:style-name="ce3" office:value-type="float" office:value="6.0011" calcext:value-type="float">
            <text:p>6,00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453.42" calcext:value-type="float">
            <text:p>1453,42</text:p>
          </table:table-cell>
          <table:table-cell table:style-name="ce3" office:value-type="float" office:value="1412.6" calcext:value-type="float">
            <text:p>1412,6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40752" calcext:value-type="float">
            <text:p>0,407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913.822" calcext:value-type="float">
            <text:p>913,822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23" calcext:value-type="float">
            <text:p>0,223</text:p>
          </table:table-cell>
          <table:table-cell table:style-name="ce3" office:value-type="float" office:value="0.2245" calcext:value-type="float">
            <text:p>0,22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960.12" calcext:value-type="float">
            <text:p>960,12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334" calcext:value-type="float">
            <text:p>0,193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323.82" calcext:value-type="float">
            <text:p>1323,82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361" calcext:value-type="float">
            <text:p>0,361</text:p>
          </table:table-cell>
          <table:table-cell table:style-name="ce3" office:value-type="float" office:value="0.4279" calcext:value-type="float">
            <text:p>0,42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762.23" calcext:value-type="float">
            <text:p>762,23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193" calcext:value-type="float">
            <text:p>0,1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558.79" calcext:value-type="float">
            <text:p>558,79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05" calcext:value-type="float">
            <text:p>0,30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8:.B257])" office:value-type="float" office:value="1001.7075" calcext:value-type="float">
            <text:p>1001,7075</text:p>
          </table:table-cell>
          <table:table-cell table:style-name="ce4" table:formula="of:=AVERAGE([.C248:.C257])" office:value-type="float" office:value="1041.92" calcext:value-type="float">
            <text:p>1041,92</text:p>
          </table:table-cell>
          <table:table-cell table:style-name="Default"/>
          <table:table-cell table:style-name="ce1"/>
          <table:table-cell table:style-name="ce4" table:formula="of:=AVERAGE([.F248:.F257])" office:value-type="float" office:value="0.7525" calcext:value-type="float">
            <text:p>0,7525</text:p>
          </table:table-cell>
          <table:table-cell table:style-name="ce4" table:formula="of:=AVERAGE([.G248:.G257])" office:value-type="float" office:value="0.909535555555556" calcext:value-type="float">
            <text:p>0,9095355555555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447" calcext:value-type="float">
            <text:p>0,44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8.679" calcext:value-type="float">
            <text:p>8,679</text:p>
          </table:table-cell>
          <table:table-cell table:style-name="ce3" office:value-type="float" office:value="8.74" calcext:value-type="float">
            <text:p>8,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176" calcext:value-type="float">
            <text:p>1,176</text:p>
          </table:table-cell>
          <table:table-cell table:style-name="ce3" office:value-type="float" office:value="0.991" calcext:value-type="float">
            <text:p>0,991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371" calcext:value-type="float">
            <text:p>0,371</text:p>
          </table:table-cell>
          <table:table-cell table:style-name="ce3" office:value-type="float" office:value="0.87" calcext:value-type="float">
            <text:p>0,87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942" calcext:value-type="float">
            <text:p>0,942</text:p>
          </table:table-cell>
          <table:table-cell table:style-name="ce3" office:value-type="float" office:value="0.779" calcext:value-type="float">
            <text:p>0,779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17" calcext:value-type="float">
            <text:p>0,11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2.118" calcext:value-type="float">
            <text:p>2,118</text:p>
          </table:table-cell>
          <table:table-cell table:style-name="ce3" office:value-type="float" office:value="1.281" calcext:value-type="float">
            <text:p>1,281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5.08" calcext:value-type="float">
            <text:p>5,08</text:p>
          </table:table-cell>
          <table:table-cell table:style-name="ce3" office:value-type="float" office:value="10.142" calcext:value-type="float">
            <text:p>10,142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293" calcext:value-type="float">
            <text:p>0,293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278" calcext:value-type="float">
            <text:p>0,278</text:p>
          </table:table-cell>
          <table:table-cell table:style-name="ce3" office:value-type="float" office:value="0.255" calcext:value-type="float">
            <text:p>0,25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1:.B270])" office:value-type="float" office:value="1.1322" calcext:value-type="float">
            <text:p>1,1322</text:p>
          </table:table-cell>
          <table:table-cell table:style-name="ce4" table:formula="of:=AVERAGE([.C261:.C270])" office:value-type="float" office:value="1.5387" calcext:value-type="float">
            <text:p>1,5387</text:p>
          </table:table-cell>
          <table:table-cell table:style-name="Default"/>
          <table:table-cell table:style-name="ce1"/>
          <table:table-cell table:style-name="ce4" table:formula="of:=AVERAGE([.F261:.F270])" office:value-type="float" office:value="8.679" calcext:value-type="float">
            <text:p>8,679</text:p>
          </table:table-cell>
          <table:table-cell table:style-name="ce4" table:formula="of:=AVERAGE([.G261:.G270])" office:value-type="float" office:value="8.74" calcext:value-type="float">
            <text:p>8,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792" calcext:value-type="float">
            <text:p>0,792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.292" calcext:value-type="float">
            <text:p>0,2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3612" calcext:value-type="float">
            <text:p>0,13612</text:p>
          </table:table-cell>
          <table:table-cell table:style-name="ce3" office:value-type="float" office:value="0.05388" calcext:value-type="float">
            <text:p>0,0538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2345" calcext:value-type="float">
            <text:p>0,02345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549" calcext:value-type="float">
            <text:p>0,0549</text:p>
          </table:table-cell>
          <table:table-cell table:style-name="ce3" office:value-type="float" office:value="0.0106" calcext:value-type="float">
            <text:p>0,0106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741" calcext:value-type="float">
            <text:p>0,0741</text:p>
          </table:table-cell>
          <table:table-cell table:style-name="ce3" office:value-type="float" office:value="0.0195" calcext:value-type="float">
            <text:p>0,019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0.08" calcext:value-type="float">
            <text:p>0,0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899" calcext:value-type="float">
            <text:p>0,0899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9" calcext:value-type="float">
            <text:p>0,029</text:p>
          </table:table-cell>
          <table:table-cell table:style-name="ce3" office:value-type="float" office:value="0.054" calcext:value-type="float">
            <text:p>0,054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2279" calcext:value-type="float">
            <text:p>0,2279</text:p>
          </table:table-cell>
          <table:table-cell table:style-name="ce3" office:value-type="float" office:value="0.023" calcext:value-type="float">
            <text:p>0,023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27" calcext:value-type="float">
            <text:p>0,02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4:.B283])" office:value-type="float" office:value="0.187792" calcext:value-type="float">
            <text:p>0,187792</text:p>
          </table:table-cell>
          <table:table-cell table:style-name="ce4" table:formula="of:=AVERAGE([.C274:.C283])" office:value-type="float" office:value="0.125943" calcext:value-type="float">
            <text:p>0,125943</text:p>
          </table:table-cell>
          <table:table-cell table:style-name="Default"/>
          <table:table-cell table:style-name="ce1"/>
          <table:table-cell table:style-name="ce4" table:formula="of:=AVERAGE([.F274:.F283])" office:value-type="string" office:string-value="" calcext:value-type="error">
            <text:p>#DIV/0!</text:p>
          </table:table-cell>
          <table:table-cell table:style-name="ce4" table:formula="of:=AVERAGE([.G274:.G283])" office:value-type="float" office:value="0.292" calcext:value-type="float">
            <text:p>0,2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515" calcext:value-type="float">
            <text:p>4,515</text:p>
          </table:table-cell>
          <table:table-cell table:style-name="ce3" office:value-type="float" office:value="5.059" calcext:value-type="float">
            <text:p>5,05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117.3" calcext:value-type="float">
            <text:p>117,3</text:p>
          </table:table-cell>
          <table:table-cell table:style-name="ce3" office:value-type="float" office:value="2.6838" calcext:value-type="float">
            <text:p>2,68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955" calcext:value-type="float">
            <text:p>5,955</text:p>
          </table:table-cell>
          <table:table-cell table:style-name="ce3" office:value-type="float" office:value="5.881" calcext:value-type="float">
            <text:p>5,881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01.12" calcext:value-type="float">
            <text:p>101,12</text:p>
          </table:table-cell>
          <table:table-cell table:style-name="ce3" office:value-type="float" office:value="1.985" calcext:value-type="float">
            <text:p>1,9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4.558" calcext:value-type="float">
            <text:p>4,558</text:p>
          </table:table-cell>
          <table:table-cell table:style-name="ce3" office:value-type="float" office:value="4.197" calcext:value-type="float">
            <text:p>4,1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64.06" calcext:value-type="float">
            <text:p>64,06</text:p>
          </table:table-cell>
          <table:table-cell table:style-name="ce3" office:value-type="float" office:value="4.324" calcext:value-type="float">
            <text:p>4,3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7.616" calcext:value-type="float">
            <text:p>7,616</text:p>
          </table:table-cell>
          <table:table-cell table:style-name="ce3" office:value-type="float" office:value="6.575" calcext:value-type="float">
            <text:p>6,57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6.533" calcext:value-type="float">
            <text:p>96,533</text:p>
          </table:table-cell>
          <table:table-cell table:style-name="ce3" office:value-type="float" office:value="3.078" calcext:value-type="float">
            <text:p>3,0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7.742" calcext:value-type="float">
            <text:p>7,742</text:p>
          </table:table-cell>
          <table:table-cell table:style-name="ce3" office:value-type="float" office:value="7.758" calcext:value-type="float">
            <text:p>7,758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85.71" calcext:value-type="float">
            <text:p>85,71</text:p>
          </table:table-cell>
          <table:table-cell table:style-name="ce3" office:value-type="float" office:value="4.5828" calcext:value-type="float">
            <text:p>4,582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024" calcext:value-type="float">
            <text:p>9,024</text:p>
          </table:table-cell>
          <table:table-cell table:style-name="ce3" office:value-type="float" office:value="8.705" calcext:value-type="float">
            <text:p>8,705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/>
          <table:table-cell table:style-name="ce3" office:value-type="float" office:value="2.2471" calcext:value-type="float">
            <text:p>2,247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/>
          <table:table-cell table:style-name="ce3" office:value-type="float" office:value="4.237" calcext:value-type="float">
            <text:p>4,237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/>
          <table:table-cell table:style-name="ce3" office:value-type="float" office:value="0.98474" calcext:value-type="float">
            <text:p>0,984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/>
          <table:table-cell table:style-name="ce3" office:value-type="float" office:value="5.922" calcext:value-type="float">
            <text:p>5,922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/>
          <table:table-cell table:style-name="ce3" office:value-type="float" office:value="2.5159" calcext:value-type="float">
            <text:p>2,515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/>
          <table:table-cell table:style-name="ce3" office:value-type="float" office:value="3.059" calcext:value-type="float">
            <text:p>3,059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/>
          <table:table-cell table:style-name="ce3" office:value-type="float" office:value="2.934" calcext:value-type="float">
            <text:p>2,93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/>
          <table:table-cell table:style-name="ce3" office:value-type="float" office:value="4.85" calcext:value-type="float">
            <text:p>4,85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7:.B296])" office:value-type="float" office:value="6.56833333333333" calcext:value-type="float">
            <text:p>6,56833333333333</text:p>
          </table:table-cell>
          <table:table-cell table:style-name="ce4" table:formula="of:=AVERAGE([.C287:.C296])" office:value-type="float" office:value="5.6243" calcext:value-type="float">
            <text:p>5,6243</text:p>
          </table:table-cell>
          <table:table-cell table:style-name="Default"/>
          <table:table-cell table:style-name="ce1"/>
          <table:table-cell table:style-name="ce4" table:formula="of:=AVERAGE([.F287:.F296])" office:value-type="float" office:value="92.9446" calcext:value-type="float">
            <text:p>92,9446</text:p>
          </table:table-cell>
          <table:table-cell table:style-name="ce4" table:formula="of:=AVERAGE([.G287:.G296])" office:value-type="float" office:value="2.81503777777778" calcext:value-type="float">
            <text:p>2,815037777777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F=3</text:p>
          </table:table-cell>
          <table:table-cell table:style-name="ce1" office:value-type="string" calcext:value-type="string">
            <text:p>F=10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57.36" calcext:value-type="float">
            <text:p>57,36</text:p>
          </table:table-cell>
          <table:table-cell table:style-name="ce3" office:value-type="float" office:value="35.55" calcext:value-type="float">
            <text:p>35,55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70.91" calcext:value-type="float">
            <text:p>70,91</text:p>
          </table:table-cell>
          <table:table-cell table:style-name="ce3" office:value-type="float" office:value="6.044" calcext:value-type="float">
            <text:p>6,044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126.62" calcext:value-type="float">
            <text:p>126,62</text:p>
          </table:table-cell>
          <table:table-cell table:style-name="ce3" office:value-type="float" office:value="7.751" calcext:value-type="float">
            <text:p>7,751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64.591" calcext:value-type="float">
            <text:p>64,591</text:p>
          </table:table-cell>
          <table:table-cell table:style-name="ce3" office:value-type="float" office:value="6.4506" calcext:value-type="float">
            <text:p>6,4506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/>
          <table:table-cell table:style-name="ce3" office:value-type="float" office:value="41.977" calcext:value-type="float">
            <text:p>41,97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/>
          <table:table-cell table:style-name="ce3" office:value-type="float" office:value="18.37" calcext:value-type="float">
            <text:p>18,37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/>
          <table:table-cell table:style-name="ce3" office:value-type="float" office:value="6.58" calcext:value-type="float">
            <text:p>6,58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2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00:.B309])" office:value-type="float" office:value="79.87025" calcext:value-type="float">
            <text:p>79,87025</text:p>
          </table:table-cell>
          <table:table-cell table:style-name="ce4" table:formula="of:=AVERAGE([.C300:.C309])" office:value-type="float" office:value="17.5318" calcext:value-type="float">
            <text:p>17,5318</text:p>
          </table:table-cell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Default" table:number-columns-repeated="4"/>
          <table:table-cell table:style-name="ce1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  <table:table-row table:style-name="ro1" table:number-rows-repeated="10">
          <table:table-cell table:number-columns-repeated="3"/>
          <table:table-cell table:style-name="Default" table:number-columns-repeated="7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Default" table:number-columns-repeated="7"/>
          <table:table-cell table:number-columns-repeated="1010"/>
        </table:table-row>
      </table:table>
      <table:table table:name="FEXPERIMENTS_FINAL" table:style-name="ta1">
        <table:table-column table:style-name="co6" table:default-cell-style-name="Default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443" calcext:value-type="percentage">
            <text:p>14,43%</text:p>
          </table:table-cell>
          <table:table-cell office:value-type="percentage" office:value="0.1403" calcext:value-type="percentage">
            <text:p>14,03%</text:p>
          </table:table-cell>
          <table:table-cell office:value-type="percentage" office:value="0.1447" calcext:value-type="percentage">
            <text:p>14,4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239" calcext:value-type="percentage">
            <text:p>22,39%</text:p>
          </table:table-cell>
          <table:table-cell office:value-type="percentage" office:value="0.2321" calcext:value-type="percentage">
            <text:p>23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315" calcext:value-type="percentage">
            <text:p>13,15%</text:p>
          </table:table-cell>
          <table:table-cell office:value-type="percentage" office:value="0.1179" calcext:value-type="percentage">
            <text:p>11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648" calcext:value-type="percentage">
            <text:p>36,48%</text:p>
          </table:table-cell>
          <table:table-cell office:value-type="percentage" office:value="0.3629" calcext:value-type="percentage">
            <text:p>36,29%</text:p>
          </table:table-cell>
          <table:table-cell office:value-type="percentage" office:value="0.3676" calcext:value-type="percentage">
            <text:p>36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926" calcext:value-type="percentage">
            <text:p>49,26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4902" calcext:value-type="percentage">
            <text:p>49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654" calcext:value-type="percentage">
            <text:p>36,54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437" calcext:value-type="percentage">
            <text:p>3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216" calcext:value-type="percentage">
            <text:p>52,16%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4906" calcext:value-type="percentage">
            <text:p>49,0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3928" calcext:value-type="percentage">
            <text:p>39,28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646" calcext:value-type="percentage">
            <text:p>36,4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641" calcext:value-type="percentage">
            <text:p>6,4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905" calcext:value-type="percentage">
            <text:p>9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563" calcext:value-type="percentage">
            <text:p>25,63%</text:p>
          </table:table-cell>
          <table:table-cell office:value-type="percentage" office:value="0.2897" calcext:value-type="percentage">
            <text:p>28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002" calcext:value-type="percentage">
            <text:p>20,02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359" calcext:value-type="percentage">
            <text:p>13,59%</text:p>
          </table:table-cell>
          <table:table-cell office:value-type="percentage" office:value="0.1349" calcext:value-type="percentage">
            <text:p>13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369" calcext:value-type="percentage">
            <text:p>23,69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76" calcext:value-type="percentage">
            <text:p>5,76%</text:p>
          </table:table-cell>
          <table:table-cell office:value-type="percentage" office:value="0.051" calcext:value-type="percentage">
            <text:p>5,10%</text:p>
          </table:table-cell>
          <table:table-cell office:value-type="percentage" office:value="0.045" calcext:value-type="percentage">
            <text:p>4,5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77" calcext:value-type="percentage">
            <text:p>25,77%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699" calcext:value-type="percentage">
            <text:p>26,9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3653" calcext:value-type="percentage">
            <text:p>36,53%</text:p>
          </table:table-cell>
          <table:table-cell office:value-type="percentage" office:value="0.4028" calcext:value-type="percentage">
            <text:p>40,28%</text:p>
          </table:table-cell>
          <table:table-cell office:value-type="percentage" office:value="0.4328" calcext:value-type="percentage">
            <text:p>43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082" calcext:value-type="percentage">
            <text:p>20,82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218" calcext:value-type="percentage">
            <text:p>22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418" calcext:value-type="percentage">
            <text:p>4,18%</text:p>
          </table:table-cell>
          <table:table-cell office:value-type="percentage" office:value="0.0403" calcext:value-type="percentage">
            <text:p>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72" calcext:value-type="percentage">
            <text:p>3,7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08" calcext:value-type="percentage">
            <text:p>2,08%</text:p>
          </table:table-cell>
          <table:table-cell office:value-type="percentage" office:value="0.0198" calcext:value-type="percentage">
            <text:p>1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5" calcext:value-type="percentage">
            <text:p>45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187" calcext:value-type="percentage">
            <text:p>11,87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997" calcext:value-type="percentage">
            <text:p>9,97%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21221724137931" calcext:value-type="percentage">
            <text:p>21,22%</text:p>
          </table:table-cell>
          <table:table-cell table:style-name="ce23" table:formula="of:=AVERAGE([.C3:.C31])" office:value-type="percentage" office:value="0.208706896551724" calcext:value-type="percentage">
            <text:p>20,87%</text:p>
          </table:table-cell>
          <table:table-cell table:style-name="ce23" table:formula="of:=AVERAGE([.D3:.D31])" office:value-type="percentage" office:value="0.210575862068966" calcext:value-type="percentage">
            <text:p>21,06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F=3</text:p>
          </table:table-cell>
          <table:table-cell table:style-name="ce22" office:value-type="string" calcext:value-type="string">
            <text:p>F=5</text:p>
          </table:table-cell>
          <table:table-cell table:style-name="ce22" office:value-type="string" calcext:value-type="string">
            <text:p>F=10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319.55/417" office:value-type="float" office:value="5.56247002398082" calcext:value-type="float">
            <text:p>5,56247002398082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office:value-type="float" office:value="5.41" calcext:value-type="float">
            <text:p>5,41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0.6275/150" office:value-type="float" office:value="0.00418333333333333" calcext:value-type="float">
            <text:p>0,00418333333333333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formula="of:=0.607/150" office:value-type="float" office:value="0.00404666666666667" calcext:value-type="float">
            <text:p>0,00404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148.5/33" office:value-type="float" office:value="95.4090909090909" calcext:value-type="float">
            <text:p>95,4090909090909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formula="of:=3116.49/33" office:value-type="float" office:value="94.4390909090909" calcext:value-type="float">
            <text:p>94,4390909090909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2711/9" office:value-type="float" office:value="0.0301222222222222" calcext:value-type="float">
            <text:p>0,0301222222222222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formula="of:=0.2192/9" office:value-type="float" office:value="0.0243555555555556" calcext:value-type="float">
            <text:p>0,0243555555555556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0213/4" office:value-type="float" office:value="0.0005325" calcext:value-type="float">
            <text:p>0,00053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formula="of:=0.00062/4" office:value-type="float" office:value="0.000155" calcext:value-type="float">
            <text:p>0,00015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0.9585/103" office:value-type="float" office:value="0.00930582524271845" calcext:value-type="float">
            <text:p>0,0093058252427184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formula="of:=0.7075/103" office:value-type="float" office:value="0.00686893203883495" calcext:value-type="float">
            <text:p>0,00686893203883495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568/36" office:value-type="float" office:value="0.182444444444444" calcext:value-type="float">
            <text:p>0,182444444444444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formula="of:=5.62/36" office:value-type="float" office:value="0.156111111111111" calcext:value-type="float">
            <text:p>0,156111111111111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2.66/4" office:value-type="float" office:value="0.665" calcext:value-type="float">
            <text:p>0,66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formula="of:=3.0938/4" office:value-type="float" office:value="0.77345" calcext:value-type="float">
            <text:p>0,7734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001.71/50" office:value-type="float" office:value="20.0342" calcext:value-type="float">
            <text:p>20,0342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formula="of:=1041.92/50" office:value-type="float" office:value="20.8384" calcext:value-type="float">
            <text:p>20,8384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7525/25" office:value-type="float" office:value="0.0301" calcext:value-type="float">
            <text:p>0,0301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formula="of:=0.91/25" office:value-type="float" office:value="0.0364" calcext:value-type="float">
            <text:p>0,0364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.1322/6" office:value-type="float" office:value="0.1887" calcext:value-type="float">
            <text:p>0,1887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formula="of:=1.5387/6" office:value-type="float" office:value="0.25645" calcext:value-type="float">
            <text:p>0,25645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92.94/104" office:value-type="float" office:value="0.893653846153846" calcext:value-type="float">
            <text:p>0,893653846153846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formula="of:=2.815/104" office:value-type="float" office:value="0.0270673076923077" calcext:value-type="float">
            <text:p>0,0270673076923077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188/7" office:value-type="float" office:value="0.0268571428571429" calcext:value-type="float">
            <text:p>0,02685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formula="of:=0.126/7" office:value-type="float" office:value="0.018" calcext:value-type="float">
            <text:p>0,018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8.679/217" office:value-type="float" office:value="0.0399953917050691" calcext:value-type="float">
            <text:p>0,0399953917050691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formula="of:=8.74/217" office:value-type="float" office:value="0.0402764976958525" calcext:value-type="float">
            <text:p>0,0402764976958525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79.87/104" office:value-type="float" office:value="0.767980769230769" calcext:value-type="float">
            <text:p>0,767980769230769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formula="of:=17.53/104" office:value-type="float" office:value="0.168557692307692" calcext:value-type="float">
            <text:p>0,168557692307692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39/160" office:value-type="float" office:value="0.0024375" calcext:value-type="float">
            <text:p>0,0024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formula="of:=0.292/160" office:value-type="float" office:value="0.001825" calcext:value-type="float">
            <text:p>0,00182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7.74044211926633" calcext:value-type="float">
            <text:p>7,74044211926633</text:p>
          </table:table-cell>
          <table:table-cell table:style-name="ce22" table:formula="of:=AVERAGE([.C37:.C52])" office:value-type="float" office:value="7.65283743164538" calcext:value-type="float">
            <text:p>7,65283743164538</text:p>
          </table:table-cell>
          <table:table-cell table:style-name="ce22" table:formula="of:=AVERAGE([.D37:.D52])" office:value-type="float" office:value="7.63756591700993" calcext:value-type="float">
            <text:p>7,63756591700993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6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39" calcext:value-type="percentage">
            <text:p>22,3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15" calcext:value-type="percentage">
            <text:p>13,1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629" calcext:value-type="percentage">
            <text:p>36,2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564" calcext:value-type="percentage">
            <text:p>35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52" calcext:value-type="percentage">
            <text:p>7,5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02" calcext:value-type="percentage">
            <text:p>20,0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359" calcext:value-type="percentage">
            <text:p>13,5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77" calcext:value-type="percentage">
            <text:p>25,7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91" calcext:value-type="percentage">
            <text:p>28,9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028" calcext:value-type="percentage">
            <text:p>40,2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342" calcext:value-type="percentage">
            <text:p>23,4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8" calcext:value-type="percentage">
            <text:p>4,1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08" calcext:value-type="percentage">
            <text:p>2,0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1])" office:value-type="percentage" office:value="0.303944827586207" calcext:value-type="percentage">
            <text:p>30,39%</text:p>
          </table:table-cell>
          <table:table-cell table:style-name="ce23" table:formula="of:=AVERAGE([.C3:.C31])" office:value-type="percentage" office:value="0.261165517241379" calcext:value-type="percentage">
            <text:p>26,12%</text:p>
          </table:table-cell>
          <table:table-cell table:style-name="ce23" table:formula="of:=AVERAGE([.D3:.D31])" office:value-type="percentage" office:value="0.213241379310345" calcext:value-type="percentage">
            <text:p>21,32%</text:p>
          </table:table-cell>
          <table:table-cell table:style-name="ce23" table:formula="of:=AVERAGE([.E3:.E31])" office:value-type="percentage" office:value="0.208706896551724" calcext:value-type="percentage">
            <text:p>20,87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6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7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formula="of:=2219.555/417" office:value-type="float" office:value="5.32267386091127" calcext:value-type="float">
            <text:p>5,32267386091127</text:p>
          </table:table-cell>
          <table:table-cell table:style-name="Default" table:number-columns-repeated="2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515/150" office:value-type="float" office:value="0.00367666666666667" calcext:value-type="float">
            <text:p>0,00367666666666667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3069.69/33" office:value-type="float" office:value="93.0209090909091" calcext:value-type="float">
            <text:p>93,0209090909091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8/9" office:value-type="float" office:value="0.0311111111111111" calcext:value-type="float">
            <text:p>0,0311111111111111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/4" office:value-type="float" office:value="0.000325" calcext:value-type="float">
            <text:p>0,0003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6983/103" office:value-type="float" office:value="0.00677961165048544" calcext:value-type="float">
            <text:p>0,00677961165048544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4/36" office:value-type="float" office:value="0.156666666666667" calcext:value-type="float">
            <text:p>0,156666666666667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3.58/4" office:value-type="float" office:value="0.895" calcext:value-type="float">
            <text:p>0,89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77.23/50" office:value-type="float" office:value="21.5446" calcext:value-type="float">
            <text:p>21,5446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4/25" office:value-type="float" office:value="0.0296" calcext:value-type="float">
            <text:p>0,0296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5497/6" office:value-type="float" office:value="0.0916166666666667" calcext:value-type="float">
            <text:p>0,09161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0.78" office:value-type="float" office:value="0.78" calcext:value-type="float">
            <text:p>0,78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6/7" office:value-type="float" office:value="0.0137142857142857" calcext:value-type="float">
            <text:p>0,01371428571428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formula="of:=8.099/217" office:value-type="float" office:value="0.0373225806451613" calcext:value-type="float">
            <text:p>0,0373225806451613</text:p>
          </table:table-cell>
          <table:table-cell table:style-name="Default" table:number-columns-repeated="2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formula="of:=52.937/104" office:value-type="float" office:value="0.509009615384615" calcext:value-type="float">
            <text:p>0,509009615384615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formula="of:=0.383/160" office:value-type="float" office:value="0.00239375" calcext:value-type="float">
            <text:p>0,00239375</text:p>
          </table:table-cell>
          <table:table-cell table:style-name="Default" table:number-columns-repeated="2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7:.B52])" office:value-type="float" office:value="9.41604766792652" calcext:value-type="float">
            <text:p>9,41604766792652</text:p>
          </table:table-cell>
          <table:table-cell table:style-name="ce22" table:formula="of:=AVERAGE([.C37:.C52])" office:value-type="float" office:value="9.09560578530636" calcext:value-type="float">
            <text:p>9,09560578530636</text:p>
          </table:table-cell>
          <table:table-cell table:style-name="ce22" table:formula="of:=AVERAGE([.D37:.D52])" office:value-type="float" office:value="7.06962206981681" calcext:value-type="float">
            <text:p>7,06962206981681</text:p>
          </table:table-cell>
          <table:table-cell table:style-name="ce22" table:formula="of:=AVERAGE([.E37:.E52])" office:value-type="float" office:value="7.65283743164538" calcext:value-type="float">
            <text:p>7,65283743164538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12T11:00:46.474109012</dc:date>
    <meta:editing-duration>P11DT12H25M29S</meta:editing-duration>
    <meta:editing-cycles>5254</meta:editing-cycles>
    <meta:generator>LibreOffice/7.4.3.2$Linux_X86_64 LibreOffice_project/40$Build-2</meta:generator>
    <meta:document-statistic meta:table-count="4" meta:cell-count="4757" meta:object-count="0"/>
  </office:meta>
</office:document-meta>
</file>